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2166" officeooo:paragraph-rsid="00072166"/>
    </style:style>
    <style:style style:name="P2" style:family="paragraph" style:parent-style-name="Standard">
      <style:paragraph-properties fo:text-align="start" style:justify-single-word="false"/>
      <style:text-properties officeooo:rsid="00072166" officeooo:paragraph-rsid="00072166"/>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 contar a história de como nos tornamos bravos heróis assim como nossos pais, primeiro devo contar como tudo aconteceu e de onde vem a nossa força…</text:p>
      <text:p text:style-name="P1"/>
      <text:p text:style-name="P1">Os humanos viviam suas vidas normalmente, o ano era 2047, mas ninguém fazia ideia de que esta data já estava marcada e era esperada por eles, e mudaria tudo que conhecíamos e acreditávamos ser possível. É claro que existiam pessoas que alertavam e tentaram impedir isso, mas era inevitável de qualquer forma, nossas armas não eram páreas para enfrenar isso, os inimigos vinham do céu, muito além de onde conseguimos explorar com toda nossa tecnologia e a primeira coisa que eles fizeram, foi adaptar o terreno, eles eliminaram muito mais da metade de nossa espécie dentro de 2 anos. Suas naves emitiam um grau de radiação gama que era inimaginável sobrevier a eles por muito tempo, mas nossa raça não desistia facilmente, os humanos eram guerreiros naturais e alguns deles, muito poucos, cerca de 200.000 pessoas, conseguiram adaptar seus corpos para aguentar essa radiação e demoraram muitos mais tempo para morrer do que as pessoas normais , até hoje não sabemos explicar como, mas eles conseguiram, acreditamos que foi uma benção dada por Deus para que pudéssemos lutar de volta.</text:p>
      <text:p text:style-name="P1"/>
      <text:p text:style-name="P1">Todos os humanos que conseguiram sobreviver, se agruparam no mesmo lugar, um lugar onde eles pudessem buscar alimento, moradia e viver livres, o local escolhido foi a amazônia, no Brasil, e assim, eles foram vivendo suas vidas até o ano de 2050, onde começaram simultaneamente os inesperados milagres, o nascimento dos, como os humanos chamavam, “Excultas”, a tia Rosa dizia que era uma palavra da primeira língua e significava evoluídos ou algo do tipo, mas isso não importa mais, porque deixamos de ser seres humanos, todos eles morreram e só sobraram os Excultas, que somos nós, mas isso não é tudo, existe um motivo para sermos chamados assim e não é só por podermos aguentar a radiação gama, não, não, nós temos dons que os humanos não tinham e que mudou a forma como vivíamos. Bom existem três tipos de dons que foram despertados espontaneamente pelos recém-nascidos em 2050, nós dividimos por raças e chamamos de: Remediuns, Crepitus e Rigens, todas essas palavras são originadas da primeira língua como a tia Rosa dizia, e significam, cura, explosão e enrijecimento, mas elas não são exatamente o que sugerem, bom tecnicamente, os Remediuns podem curar as pessoas, mas o que eles fazem é simples, eles manipulam o tempo dentro do corpo de alguém fazendo com que o ferimento que está lá agora, volte a ser como era antes de existir, deu pra entender? Bom não é tão simples assim, mas é um dom que exige um treinamento intenso e que se usado sem cuidado, pode de transformar em uma aberração, com um membro menor que os outros no seu corpo, ou os órgãos internos menores do que deveriam ser, enfim, temos escolas de medicina que treinam essas pessoas. O próximo dom é bem simples e bem catastrófico, bom os dotados desse poder podem acumular energia em seus membros e depois liberar em forma de uma explosão, dependendo da quantidade acumulada, pode ser bem trágico, bom, nós usamos eles para gerar energia para sustentar nossa cidade, eles são meio que fundamentais, mas perigosos, nunca brigue com um crepitus, pelo menos não com as mãos, apesar de que um Crepitus brigar com alguém é quase impossível, a natureza deles é extremamente calma e racional, eles são muito inteligentes, por isso inventaram o sistema que abastece a cidade, a eu esqueci de mencionar que todos Excultas, nascemos com capacidades físicas extremamente altas, então nós basicamente temos um corpo muito forte, mas não tão forte como nós os Rigens, bom, somos naturalmente mais fortes e muito mais emotivos que os outros Excultas e temos uma pele muito rígida, nós também temos um dom natural com armas brancas, espadas são o nosso forte e dizem que na grande guerra, conseguíamos endurecer tanto a nossa pele, quer era basicamente impenetrável, mas quase todos os Excultas adultos morreram durante a grande guerra, nós eramos extremamente fortes, talvez até os mais fortes dentre as raças, por isso existe tanta expectativa em mim, hoje somos um dos mais fracos, até porque eu sou o Rigem mais velho que existe atualmente e bom, como eu posso dizer isso, eu não sei endurecer minha pele, pelo menos não o suficiente.</text:p>
      <text:p text:style-name="P1"/>
      <text:p text:style-name="P1">Você deve estar meio perdido com essa história de grande guerra e eu sendo o Rigem mais velho atualmente, mas calma, eu vou explicar tudo, bom depois do nascimento dos primeiros Excultas, os <text:soft-page-break/>humanos criaram a tradição de que nós só poderíamos ser “feitos”, em uma data específica do ano, eles acreditavam que éramos um presente de <text:span text:style-name="T1">Deus e que devíamos nascer todos no verão, assim como os primeiros, e como nascíamos todos com exatos nove meses, todos os ainda humanos e também os Excultas com idade suficiente, só poderiam procriar no mês de abril, isso era uma lei que deveria ser seguida ao pé da letra, era estritamente proibido que algo diferente disso acontecesse e a tradição se manteve até os dias de hoje, as pessoas que não cumpriam essa tradição, eram exilados da nossa cidade, pois acreditavam que eles cometeram a maior das blasfêmias e que traziam azar consigo, eram desprezados por todos e não podiam retornar, mas seus filhos não eram exilados, eram só desprezados, bom, “só” isso. Meio que é assim que começa a minha história, o meu pai era o homem mais forte do mundo, é assim que eu via ele, mesmo para um Rigem, papai era forte pra caramba e carregava até 2 toneladas todos os dias, ele trabalhava catando lixo, os ferros velhos pagavam por, bom, ferros velhos e peças que poderiam ser utilizadas na cidade, desde pequeno meu pai trabalhou para sobreviver, papai era órfão e tinha que se virar sozinho, ele vivia com um bando de arruaceiros no subúrbio da cidade, mas eles conseguiam sobreviver, todos eram Rigens e seus poderes na época não tinha muita utilidade como os outros, então a maioria de nós era, catadores de lixo, caçadores ou lutadores, e é aí que minha mãe entra, a mamãe era a mais habilidosa das espadachins, mamãe era a maior campeã de lutas de espadas no Coliseu do subúrbio, mamãe foi muito bem criada e teve muito amor fraterno em sua infância, seus pais eram banqueiros, muito raro em nossa raça, mas ninguém tinha coragem de dever ou roubar a família da mamãe, eles realmente lutavam muito bem, o sonho da minha mãe sempre foi lutar nas grandes arenas do cidade, mas mulheres não podiam lutar lá, cara isso deixada ela muito puta, mas era uma questão de segurança, as lutas eram extremamente violentas, ninguém morria lá, graças aos Remediuns, mas uma mulher poderia não aguentar o forte golpe de um homem na Arena, mamãe sabia que nínguem era capaz de acertar um golpe nela, mas regras são regras e não devem ser quebradas.</text:span></text:p>
      <text:p text:style-name="P1"><text:span text:style-name="T1">Dastan (meu pai), trabalhava exaustivamente durante a semana, mas todos os finais de semana, sem falta, Dastan estava no Coliseu, ele, assim como todos os baderneiros que moravam com ele, era um grande fã de Serena (minha mãe), a maior espadachim mulher de todos os tempos e que estava ganhando tanta fama que brevemente a associação de arenas não poderia mais ignora lá e teriam que deixar ela lutar no centro, onde as batalhas épicas aconteciam, o fato de mamãe ser uma Rigem ajudava a tornar esse sonho realidade. Sabendo dos rumores, Serena não podia estar mais feliz e foi comemorar com seus amigos em um bar sua tão aguardada aprovação pela associação de arenas, foi aí que ela e Dastan se conheceram, Dastan estava do lado de fora do bar, treinando com espadas e mesmo que imperfeitos os golpes e que a espada fosse de madeira, Dastan partia os bonecos de treinamento em um golpe, devido a sua tremenda força, aquilo chamou a atenção de Serena que foi logo conversar com aquele rapaz e perguntou: “ Oh seu monstrinho, por que você não luta nas Arenas também? Sou especialista em caçar monstros e você seria um ótimo teste para testar meu enrijecimento.” Dastan, meio envergonhado e honrado ao mesmo tempo gaguejou ao responder e disse : “É.. É meu sonho lutar com você, digo.. na arena, talvez com você, não que eu queira te machucar, não que eu consiga…” E antes que ele pudesse acabar de falar Serena o interrompe e diz em um tom mais sério : “ Então, você pensa que pode me ganhar em uma luta? Por que não tenta me acertar se quer um golpe, bem agora? “ Dastan constrangido com o que estava acontecendo, mas empolgado por poder ficar perto de deu maior Ídolo em um breve instante de raciocínio lento, disparou com a fala seu desejo oculto, dizendo: “Eu consigo”, porém havia um motivo para Dastan não lutar no Coliseu, Dastan tinha um endurecimento muito fraco e se o golpe fosse forte, sua pele não o protegia muito, porém Serena não esperou nem mesmo dois segundos após sua fala corajosa e sem cuidado, apanhou logo uma das espadas de madeira e desferiu um forte golpe nas costelas de Dastan, que logo cuspiu sangue, Serena era uma forte guerreira, mas para um Rigem, sangrar após um golpe não era normal, Serena assustada, ia parar a luta, foi quando Dastan bravamente se levantou, segurou sua espada em postura de luta e encarou Serena com tamanha paixão pela luta que Serena não pode fazer nada, além de dar a luta que o coração de Dastan implorava pelos olhos determinados e destemidos, assim começou uma fervorosa batalha que, com os tremendos sons dos golpes extremamente fortes de Dastan, mesmo que a maioria no vento e outro entre as espadas, </text:span><text:soft-page-break/><text:span text:style-name="T1">atraiu espectadores de todos que estavam nos bares ao redor. Serena e Dastan se conctaram através de suas espadas e nunca tinha lutado tão ferozmente em suas vidas, Dastan levou vários golpes de Serena até que caiu de joelhos, quando a espada de Serena estava prestes a acertar Dastan na cabeça e finalizá-lo, Dastan acertou um tremendo golpe na canela de Serena , logo em seguida, caiu desmaiado, para a sorte de Dastan, um dos espectadores que ali assistia a pequena e épica batalha dos dois, era um Remedium e pode curá-los e nenhum dos dois se feriu.</text:span></text:p>
      <text:p text:style-name="P1"><text:span text:style-name="T1"/></text:p>
      <text:p text:style-name="P1"><text:span text:style-name="T1">No outro dia pela manhã, Dastan acorda em sua casa, com seus amigos incontroláveis que só conseguiam falar como foi incrível a batalha entre os dois e como Dastan havia apanhado feito um cão morto e riam dele, mas Dastan ainda poderia se gabar de ter acertado pelo menos um golpe na maior espadachim do mundo, foi nessa hora que eles ouvem uma mulher na porta e todos aqueles bobalhões risonhos congelam perante tal acontecimento, que era além de incomum, muito improvável, Dastan que era o mais responsável e também mais velho, abre a porta e se depara com Serena ali, com seu rosto virado para o lado e claramente desconfortável, Dastan sem entender e surpreso só conseguiu dizer: “Pois não?” Serena, meio irritada e tímida respondeu: “Você venceu monstrinho, me acertou um golpe, como forma de pagamento, vou treinar você durante 1 mês, meus parabéns.” Dastan, mais perdido do que no início responde: “O que? Como você me encontrou e nós não combinamos isso, não tenho tempo pra treinos, preciso fazer dinheiro pra sobreviver, em qual mundo você vive?” Serena fica claramente irritada com Dastan e sai entrando em sua casa e o xingando: “Como ousa falar assim comigo, a imperatriz das espadas, a Deusa da lâmina, você é insignificante, não é ninguém!” Mas ao entrar no lar de Dastan, Serena vai se calando e vendo a realidade da vida do garoto e aos poucos vai ficando sem graça, Dastan tenta expulsar Serena de sua casa, mas seus amigos não deixam ele fazer isso e insistem que ele treine com ela, uma vez que a oportunidade é única e ela poderia ensinar a Dastan como ser um gladiador e ganhar muito dinheiro com isso, Dastan também irritado não aceita e continua tentando expulsar a espadachim de sua casa, foi nessa hora que Serena se ajoelha em frente a Dastan, que se assusta com um ato, que significa respeito verdadeiro quando feito de livre e espontânea vontade por um Exculta, e Serena diz: “Dastan, me perdoe, eu menti para você, não sabia que você se esforçava tanto só para sobreviver e ajudar seus amigos, eu respeito a sua força e seu caráter, a verdade Dastan é que eu preciso de você, o maior campeão da Arena do centro é um Crepitus, esses caras são barra pesada, apesar da distancia da espada, eles desarmam seus oponentes facilmente com seus punhos e eu acredito que não exista Rigem mais apto que você para me ajudar a se acostumar com fortes golpes diretamente na espada, eu preciso de você tanto quanto você precisa de mim…” Serena é interrompida por Dastan – “Como é que é? “ que rapidamente o interrompe de volta dizendo – “Eu sei como ativar seu endurecimento”– Dastan se cala por um momento e se senta em uma cadeira, enquanto seus amigos não param de gritar – “ Você tem que aceitar Dastan, aceite, vai logo Dastan”– Dastan se levanta calmamente e diz: - “Eu aceito, mas tem uma condição, você tem que garantir que nesse meio tempo, meus amigos não vão passar fome.”- Serena aceitou de prontidão e assim começou seu treinamento, nos primeiros 10 dias Dastan acertava diversos golpes com sua força monstruosa nas mãos de Serena que tentava resistir e batia de volta para treinar os reflexos de defesa e ensinar Dastan quando é o momento certo de atacar, mas o que Dastan queria saber mesmo, era como ativar um endurecimento mais forte, e havia chegado o dia de Serena explicar. Serena havia enrolado, pois tem muita vergonha desses assuntos, mas começou a falar para Dastan: </text:span></text:p>
      <text:p text:style-name="P1"><text:span text:style-name="T1">-“Então Dastan, vou te dizer o que faz o endurecimento, mas você talvez não vá gostar da minha explicação. Na minha família, minha mãe sempre disse que nós ficamos cada vez mais duros quando pensamos na nossa família, em quem amamos, pense na pessoa que você mais ama e ficará mais forte no combate.” </text:span></text:p>
      <text:p text:style-name="P1"><text:span text:style-name="T1">-”É isso? Eu devo pensar nos meus amigos enquanto luto? Isso é ridículo, como vou me concentrar na luta pensando nesse bando de bobos? “</text:span></text:p>
      <text:p text:style-name="P1"><text:span text:style-name="T1">-” Eu te disse que você não gostaria muito da minha resposta, mas esse é o segredo, dizem que as primeiras mães que tiveram os primeiros Excultas, passaram os sentimentos mais fortes delas pras suas crianças, as mãe dos Remediuns não queriam que eles se ferissem, e queriam eles a salvo a </text:span><text:soft-page-break/><text:span text:style-name="T1">qualquer custo, por isso, eles conseguem se curar, as mães dos Crepitus queriam que eles fossem fortes e aguentassem sobreviver na radiação, e os Desgraçados são fortes, e nós, bem, somos frutos do amor puro, somos a raça mais sentimental e amorosa dentra os Excultas, então eu acho bom que você arrume alguma coisa ou alguém, sei lá, que você ame, só assim seu poder vai chegar no auge.”</text:span></text:p>
      <text:p text:style-name="P1"><text:span text:style-name="T1"/></text:p>
      <text:p text:style-name="P2"><text:span text:style-name="T1">Dastan acreditou nas palavras de Serena e por dias, tentou despertar seu poder, mas sem sucesso, Serena decepcionada por Dastan mas satisfeita com o seu treinamento, resolveu levá-lo no bar onde se encontraram a primeira vez. Chegando lá, Dastan <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14:16:11.298000000</meta:creation-date>
    <dc:date>2024-01-19T18:02:30.771000000</dc:date>
    <meta:editing-duration>PT3H46M20S</meta:editing-duration>
    <meta:editing-cycles>1</meta:editing-cycles>
    <meta:document-statistic meta:table-count="0" meta:image-count="0" meta:object-count="0" meta:page-count="4" meta:paragraph-count="10" meta:word-count="2573" meta:character-count="14780" meta:non-whitespace-character-count="12210"/>
    <meta:generator>LibreOffice/7.6.0.3$Windows_X86_64 LibreOffice_project/69edd8b8ebc41d00b4de3915dc82f8f0fc3b6265</meta:generator>
  </office:meta>
</office:document-meta>
</file>